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25438" calcext:value-type="float">
            <text:p>0.325438</text:p>
          </table:table-cell>
          <table:table-cell table:formula="of:=ROUND([.B1])" office:value-type="float" office:value="0" calcext:value-type="float">
            <text:p>0</text:p>
          </table:table-cell>
          <table:table-cell office:value-type="float" office:value="0.674562" calcext:value-type="float">
            <text:p>0.674562</text:p>
          </table:table-cell>
          <table:table-cell table:formula="of:=[.A1]+[.C1]" office:value-type="float" office:value="1" calcext:value-type="float">
            <text:p>1</text:p>
          </table:table-cell>
          <table:table-cell table:formula="of:=IF([.E1]=1;1;0)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511171" calcext:value-type="float">
            <text:p>0.511171</text:p>
          </table:table-cell>
          <table:table-cell table:formula="of:=ROUND([.K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ow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month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76024" calcext:value-type="float">
            <text:p>0.276024</text:p>
          </table:table-cell>
          <table:table-cell table:formula="of:=ROUND([.B2])" office:value-type="float" office:value="0" calcext:value-type="float">
            <text:p>0</text:p>
          </table:table-cell>
          <table:table-cell office:value-type="float" office:value="0.723976" calcext:value-type="float">
            <text:p>0.723976</text:p>
          </table:table-cell>
          <table:table-cell table:formula="of:=[.A2]+[.C2]" office:value-type="float" office:value="1" calcext:value-type="float">
            <text:p>1</text:p>
          </table:table-cell>
          <table:table-cell table:formula="of:=IF([.E2]=1;1;0)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313667" calcext:value-type="float">
            <text:p>0.313667</text:p>
          </table:table-cell>
          <table:table-cell table:formula="of:=ROUND([.K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5703" calcext:value-type="float">
            <text:p>0.555703</text:p>
          </table:table-cell>
          <table:table-cell table:formula="of:=ROUND([.B3])" office:value-type="float" office:value="1" calcext:value-type="float">
            <text:p>1</text:p>
          </table:table-cell>
          <table:table-cell office:value-type="float" office:value="0.444297" calcext:value-type="float">
            <text:p>0.444297</text:p>
          </table:table-cell>
          <table:table-cell table:formula="of:=[.A3]+[.C3]" office:value-type="float" office:value="2" calcext:value-type="float">
            <text:p>2</text:p>
          </table:table-cell>
          <table:table-cell table:formula="of:=IF([.E3]=1;1;0)"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375868" calcext:value-type="float">
            <text:p>0.375868</text:p>
          </table:table-cell>
          <table:table-cell table:formula="of:=ROUND([.K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70977" calcext:value-type="float">
            <text:p>0.370977</text:p>
          </table:table-cell>
          <table:table-cell table:formula="of:=ROUND([.B4])" office:value-type="float" office:value="0" calcext:value-type="float">
            <text:p>0</text:p>
          </table:table-cell>
          <table:table-cell office:value-type="float" office:value="0.629023" calcext:value-type="float">
            <text:p>0.629023</text:p>
          </table:table-cell>
          <table:table-cell table:formula="of:=[.A4]+[.C4]" office:value-type="float" office:value="1" calcext:value-type="float">
            <text:p>1</text:p>
          </table:table-cell>
          <table:table-cell table:formula="of:=IF([.E4]=1;1;0)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511171" calcext:value-type="float">
            <text:p>0.511171</text:p>
          </table:table-cell>
          <table:table-cell table:formula="of:=ROUND([.K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3803" calcext:value-type="float">
            <text:p>0.463803</text:p>
          </table:table-cell>
          <table:table-cell table:formula="of:=ROUND([.B5])" office:value-type="float" office:value="0" calcext:value-type="float">
            <text:p>0</text:p>
          </table:table-cell>
          <table:table-cell office:value-type="float" office:value="0.536197" calcext:value-type="float">
            <text:p>0.536197</text:p>
          </table:table-cell>
          <table:table-cell table:formula="of:=[.A5]+[.C5]" office:value-type="float" office:value="1" calcext:value-type="float">
            <text:p>1</text:p>
          </table:table-cell>
          <table:table-cell table:formula="of:=IF([.E5]=1;1;0)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476701" calcext:value-type="float">
            <text:p>0.476701</text:p>
          </table:table-cell>
          <table:table-cell table:formula="of:=ROUND([.K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1939" calcext:value-type="float">
            <text:p>0.661939</text:p>
          </table:table-cell>
          <table:table-cell table:formula="of:=ROUND([.B6])" office:value-type="float" office:value="1" calcext:value-type="float">
            <text:p>1</text:p>
          </table:table-cell>
          <table:table-cell office:value-type="float" office:value="0.338061" calcext:value-type="float">
            <text:p>0.338061</text:p>
          </table:table-cell>
          <table:table-cell table:formula="of:=[.A6]+[.C6]" office:value-type="float" office:value="1" calcext:value-type="float">
            <text:p>1</text:p>
          </table:table-cell>
          <table:table-cell table:formula="of:=IF([.E6]=1;1;0)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284758" calcext:value-type="float">
            <text:p>0.284758</text:p>
          </table:table-cell>
          <table:table-cell table:formula="of:=ROUND([.K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4801" calcext:value-type="float">
            <text:p>0.734801</text:p>
          </table:table-cell>
          <table:table-cell table:formula="of:=ROUND([.B7])" office:value-type="float" office:value="1" calcext:value-type="float">
            <text:p>1</text:p>
          </table:table-cell>
          <table:table-cell office:value-type="float" office:value="0.265199" calcext:value-type="float">
            <text:p>0.265199</text:p>
          </table:table-cell>
          <table:table-cell table:formula="of:=[.A7]+[.C7]" office:value-type="float" office:value="1" calcext:value-type="float">
            <text:p>1</text:p>
          </table:table-cell>
          <table:table-cell table:formula="of:=IF([.E7]=1;1;0)"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375868" calcext:value-type="float">
            <text:p>0.375868</text:p>
          </table:table-cell>
          <table:table-cell table:formula="of:=ROUND([.K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06431" calcext:value-type="float">
            <text:p>0.406431</text:p>
          </table:table-cell>
          <table:table-cell table:formula="of:=ROUND([.B8])" office:value-type="float" office:value="0" calcext:value-type="float">
            <text:p>0</text:p>
          </table:table-cell>
          <table:table-cell office:value-type="float" office:value="0.593569" calcext:value-type="float">
            <text:p>0.593569</text:p>
          </table:table-cell>
          <table:table-cell table:formula="of:=[.A8]+[.C8]" office:value-type="float" office:value="1" calcext:value-type="float">
            <text:p>1</text:p>
          </table:table-cell>
          <table:table-cell table:formula="of:=IF([.E8]=1;1;0)" office:value-type="float" office:value="1" calcext:value-type="float">
            <text:p>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57947" calcext:value-type="float">
            <text:p>0.57947</text:p>
          </table:table-cell>
          <table:table-cell table:formula="of:=ROUND([.K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29309" calcext:value-type="float">
            <text:p>0.529309</text:p>
          </table:table-cell>
          <table:table-cell table:formula="of:=ROUND([.B9])" office:value-type="float" office:value="1" calcext:value-type="float">
            <text:p>1</text:p>
          </table:table-cell>
          <table:table-cell office:value-type="float" office:value="0.470691" calcext:value-type="float">
            <text:p>0.470691</text:p>
          </table:table-cell>
          <table:table-cell table:formula="of:=[.A9]+[.C9]" office:value-type="float" office:value="1" calcext:value-type="float">
            <text:p>1</text:p>
          </table:table-cell>
          <table:table-cell table:formula="of:=IF([.E9]=1;1;0)"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375868" calcext:value-type="float">
            <text:p>0.375868</text:p>
          </table:table-cell>
          <table:table-cell table:formula="of:=ROUND([.K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2042" calcext:value-type="float">
            <text:p>0.562042</text:p>
          </table:table-cell>
          <table:table-cell table:formula="of:=ROUND([.B10])" office:value-type="float" office:value="1" calcext:value-type="float">
            <text:p>1</text:p>
          </table:table-cell>
          <table:table-cell office:value-type="float" office:value="0.437958" calcext:value-type="float">
            <text:p>0.437958</text:p>
          </table:table-cell>
          <table:table-cell table:formula="of:=[.A10]+[.C10]" office:value-type="float" office:value="1" calcext:value-type="float">
            <text:p>1</text:p>
          </table:table-cell>
          <table:table-cell table:formula="of:=IF([.E10]=1;1;0)"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375868" calcext:value-type="float">
            <text:p>0.375868</text:p>
          </table:table-cell>
          <table:table-cell table:formula="of:=ROUND([.K1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2715" calcext:value-type="float">
            <text:p>0.362715</text:p>
          </table:table-cell>
          <table:table-cell table:formula="of:=ROUND([.B11])" office:value-type="float" office:value="0" calcext:value-type="float">
            <text:p>0</text:p>
          </table:table-cell>
          <table:table-cell office:value-type="float" office:value="0.637285" calcext:value-type="float">
            <text:p>0.637285</text:p>
          </table:table-cell>
          <table:table-cell table:formula="of:=[.A11]+[.C11]" office:value-type="float" office:value="1" calcext:value-type="float">
            <text:p>1</text:p>
          </table:table-cell>
          <table:table-cell table:formula="of:=IF([.E11]=1;1;0)"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612671" calcext:value-type="float">
            <text:p>0.612671</text:p>
          </table:table-cell>
          <table:table-cell table:formula="of:=ROUND([.K1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72759" calcext:value-type="float">
            <text:p>0.372759</text:p>
          </table:table-cell>
          <table:table-cell table:formula="of:=ROUND([.B12])" office:value-type="float" office:value="0" calcext:value-type="float">
            <text:p>0</text:p>
          </table:table-cell>
          <table:table-cell office:value-type="float" office:value="0.627241" calcext:value-type="float">
            <text:p>0.627241</text:p>
          </table:table-cell>
          <table:table-cell table:formula="of:=[.A12]+[.C12]" office:value-type="float" office:value="0" calcext:value-type="float">
            <text:p>0</text:p>
          </table:table-cell>
          <table:table-cell table:formula="of:=IF([.E12]=1;1;0)"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284758" calcext:value-type="float">
            <text:p>0.284758</text:p>
          </table:table-cell>
          <table:table-cell table:formula="of:=ROUND([.K1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27335" calcext:value-type="float">
            <text:p>0.527335</text:p>
          </table:table-cell>
          <table:table-cell table:formula="of:=ROUND([.B13])" office:value-type="float" office:value="1" calcext:value-type="float">
            <text:p>1</text:p>
          </table:table-cell>
          <table:table-cell office:value-type="float" office:value="0.472665" calcext:value-type="float">
            <text:p>0.472665</text:p>
          </table:table-cell>
          <table:table-cell table:formula="of:=[.A13]+[.C13]" office:value-type="float" office:value="1" calcext:value-type="float">
            <text:p>1</text:p>
          </table:table-cell>
          <table:table-cell table:formula="of:=IF([.E13]=1;1;0)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442452" calcext:value-type="float">
            <text:p>0.442452</text:p>
          </table:table-cell>
          <table:table-cell table:formula="of:=ROUND([.K1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6704" calcext:value-type="float">
            <text:p>0.706704</text:p>
          </table:table-cell>
          <table:table-cell table:formula="of:=ROUND([.B14])" office:value-type="float" office:value="1" calcext:value-type="float">
            <text:p>1</text:p>
          </table:table-cell>
          <table:table-cell office:value-type="float" office:value="0.293296" calcext:value-type="float">
            <text:p>0.293296</text:p>
          </table:table-cell>
          <table:table-cell table:formula="of:=[.A14]+[.C14]" office:value-type="float" office:value="1" calcext:value-type="float">
            <text:p>1</text:p>
          </table:table-cell>
          <table:table-cell table:formula="of:=IF([.E14]=1;1;0)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232029" calcext:value-type="float">
            <text:p>0.232029</text:p>
          </table:table-cell>
          <table:table-cell table:formula="of:=ROUND([.K1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8241" calcext:value-type="float">
            <text:p>0.538241</text:p>
          </table:table-cell>
          <table:table-cell table:formula="of:=ROUND([.B15])" office:value-type="float" office:value="1" calcext:value-type="float">
            <text:p>1</text:p>
          </table:table-cell>
          <table:table-cell office:value-type="float" office:value="0.461759" calcext:value-type="float">
            <text:p>0.461759</text:p>
          </table:table-cell>
          <table:table-cell table:formula="of:=[.A15]+[.C15]" office:value-type="float" office:value="1" calcext:value-type="float">
            <text:p>1</text:p>
          </table:table-cell>
          <table:table-cell table:formula="of:=IF([.E15]=1;1;0)"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375868" calcext:value-type="float">
            <text:p>0.375868</text:p>
          </table:table-cell>
          <table:table-cell table:formula="of:=ROUND([.K1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3641" calcext:value-type="float">
            <text:p>0.623641</text:p>
          </table:table-cell>
          <table:table-cell table:formula="of:=ROUND([.B16])" office:value-type="float" office:value="1" calcext:value-type="float">
            <text:p>1</text:p>
          </table:table-cell>
          <table:table-cell office:value-type="float" office:value="0.376359" calcext:value-type="float">
            <text:p>0.376359</text:p>
          </table:table-cell>
          <table:table-cell table:formula="of:=[.A16]+[.C16]" office:value-type="float" office:value="2" calcext:value-type="float">
            <text:p>2</text:p>
          </table:table-cell>
          <table:table-cell table:formula="of:=IF([.E16]=1;1;0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313667" calcext:value-type="float">
            <text:p>0.313667</text:p>
          </table:table-cell>
          <table:table-cell table:formula="of:=ROUND([.K1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24298" calcext:value-type="float">
            <text:p>0.524298</text:p>
          </table:table-cell>
          <table:table-cell table:formula="of:=ROUND([.B17])" office:value-type="float" office:value="1" calcext:value-type="float">
            <text:p>1</text:p>
          </table:table-cell>
          <table:table-cell office:value-type="float" office:value="0.475702" calcext:value-type="float">
            <text:p>0.475702</text:p>
          </table:table-cell>
          <table:table-cell table:formula="of:=[.A17]+[.C17]" office:value-type="float" office:value="2" calcext:value-type="float">
            <text:p>2</text:p>
          </table:table-cell>
          <table:table-cell table:formula="of:=IF([.E17]=1;1;0)"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375868" calcext:value-type="float">
            <text:p>0.375868</text:p>
          </table:table-cell>
          <table:table-cell table:formula="of:=ROUND([.K1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2609" calcext:value-type="float">
            <text:p>0.592609</text:p>
          </table:table-cell>
          <table:table-cell table:formula="of:=ROUND([.B18])" office:value-type="float" office:value="1" calcext:value-type="float">
            <text:p>1</text:p>
          </table:table-cell>
          <table:table-cell office:value-type="float" office:value="0.407391" calcext:value-type="float">
            <text:p>0.407391</text:p>
          </table:table-cell>
          <table:table-cell table:formula="of:=[.A18]+[.C18]" office:value-type="float" office:value="1" calcext:value-type="float">
            <text:p>1</text:p>
          </table:table-cell>
          <table:table-cell table:formula="of:=IF([.E18]=1;1;0)"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612671" calcext:value-type="float">
            <text:p>0.612671</text:p>
          </table:table-cell>
          <table:table-cell table:formula="of:=ROUND([.K1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66812" calcext:value-type="float">
            <text:p>0.866812</text:p>
          </table:table-cell>
          <table:table-cell table:formula="of:=ROUND([.B19])" office:value-type="float" office:value="1" calcext:value-type="float">
            <text:p>1</text:p>
          </table:table-cell>
          <table:table-cell office:value-type="float" office:value="0.133188" calcext:value-type="float">
            <text:p>0.133188</text:p>
          </table:table-cell>
          <table:table-cell table:formula="of:=[.A19]+[.C19]" office:value-type="float" office:value="1" calcext:value-type="float">
            <text:p>1</text:p>
          </table:table-cell>
          <table:table-cell table:formula="of:=IF([.E19]=1;1;0)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232029" calcext:value-type="float">
            <text:p>0.232029</text:p>
          </table:table-cell>
          <table:table-cell table:formula="of:=ROUND([.K1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88507" calcext:value-type="float">
            <text:p>0.488507</text:p>
          </table:table-cell>
          <table:table-cell table:formula="of:=ROUND([.B20])" office:value-type="float" office:value="0" calcext:value-type="float">
            <text:p>0</text:p>
          </table:table-cell>
          <table:table-cell office:value-type="float" office:value="0.511493" calcext:value-type="float">
            <text:p>0.511493</text:p>
          </table:table-cell>
          <table:table-cell table:formula="of:=[.A20]+[.C20]" office:value-type="float" office:value="1" calcext:value-type="float">
            <text:p>1</text:p>
          </table:table-cell>
          <table:table-cell table:formula="of:=IF([.E20]=1;1;0)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476701" calcext:value-type="float">
            <text:p>0.476701</text:p>
          </table:table-cell>
          <table:table-cell table:formula="of:=ROUND([.K2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3074" calcext:value-type="float">
            <text:p>0.43074</text:p>
          </table:table-cell>
          <table:table-cell table:formula="of:=ROUND([.B21])" office:value-type="float" office:value="0" calcext:value-type="float">
            <text:p>0</text:p>
          </table:table-cell>
          <table:table-cell office:value-type="float" office:value="0.56926" calcext:value-type="float">
            <text:p>0.56926</text:p>
          </table:table-cell>
          <table:table-cell table:formula="of:=[.A21]+[.C21]" office:value-type="float" office:value="0" calcext:value-type="float">
            <text:p>0</text:p>
          </table:table-cell>
          <table:table-cell table:formula="of:=IF([.E21]=1;1;0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57513" calcext:value-type="float">
            <text:p>0.257513</text:p>
          </table:table-cell>
          <table:table-cell table:formula="of:=ROUND([.K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2237" calcext:value-type="float">
            <text:p>0.702237</text:p>
          </table:table-cell>
          <table:table-cell table:formula="of:=ROUND([.B22])" office:value-type="float" office:value="1" calcext:value-type="float">
            <text:p>1</text:p>
          </table:table-cell>
          <table:table-cell office:value-type="float" office:value="0.297763" calcext:value-type="float">
            <text:p>0.297763</text:p>
          </table:table-cell>
          <table:table-cell table:formula="of:=[.A22]+[.C22]" office:value-type="float" office:value="1" calcext:value-type="float">
            <text:p>1</text:p>
          </table:table-cell>
          <table:table-cell table:formula="of:=IF([.E22]=1;1;0)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3441" calcext:value-type="float">
            <text:p>0.3441</text:p>
          </table:table-cell>
          <table:table-cell table:formula="of:=ROUND([.K2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5553" calcext:value-type="float">
            <text:p>0.665553</text:p>
          </table:table-cell>
          <table:table-cell table:formula="of:=ROUND([.B23])" office:value-type="float" office:value="1" calcext:value-type="float">
            <text:p>1</text:p>
          </table:table-cell>
          <table:table-cell office:value-type="float" office:value="0.334447" calcext:value-type="float">
            <text:p>0.334447</text:p>
          </table:table-cell>
          <table:table-cell table:formula="of:=[.A23]+[.C23]" office:value-type="float" office:value="1" calcext:value-type="float">
            <text:p>1</text:p>
          </table:table-cell>
          <table:table-cell table:formula="of:=IF([.E23]=1;1;0)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511171" calcext:value-type="float">
            <text:p>0.511171</text:p>
          </table:table-cell>
          <table:table-cell table:formula="of:=ROUND([.K2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4" calcext:value-type="float">
            <text:p>0.79314</text:p>
          </table:table-cell>
          <table:table-cell table:formula="of:=ROUND([.B24])" office:value-type="float" office:value="1" calcext:value-type="float">
            <text:p>1</text:p>
          </table:table-cell>
          <table:table-cell office:value-type="float" office:value="0.20686" calcext:value-type="float">
            <text:p>0.20686</text:p>
          </table:table-cell>
          <table:table-cell table:formula="of:=[.A24]+[.C24]" office:value-type="float" office:value="1" calcext:value-type="float">
            <text:p>1</text:p>
          </table:table-cell>
          <table:table-cell table:formula="of:=IF([.E24]=1;1;0)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3441" calcext:value-type="float">
            <text:p>0.3441</text:p>
          </table:table-cell>
          <table:table-cell table:formula="of:=ROUND([.K2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1493" calcext:value-type="float">
            <text:p>0.681493</text:p>
          </table:table-cell>
          <table:table-cell table:formula="of:=ROUND([.B25])" office:value-type="float" office:value="1" calcext:value-type="float">
            <text:p>1</text:p>
          </table:table-cell>
          <table:table-cell office:value-type="float" office:value="0.318507" calcext:value-type="float">
            <text:p>0.318507</text:p>
          </table:table-cell>
          <table:table-cell table:formula="of:=[.A25]+[.C25]" office:value-type="float" office:value="1" calcext:value-type="float">
            <text:p>1</text:p>
          </table:table-cell>
          <table:table-cell table:formula="of:=IF([.E25]=1;1;0)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511171" calcext:value-type="float">
            <text:p>0.511171</text:p>
          </table:table-cell>
          <table:table-cell table:formula="of:=ROUND([.K2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49667" calcext:value-type="float">
            <text:p>0.849667</text:p>
          </table:table-cell>
          <table:table-cell table:formula="of:=ROUND([.B26])" office:value-type="float" office:value="1" calcext:value-type="float">
            <text:p>1</text:p>
          </table:table-cell>
          <table:table-cell office:value-type="float" office:value="0.150333" calcext:value-type="float">
            <text:p>0.150333</text:p>
          </table:table-cell>
          <table:table-cell table:formula="of:=[.A26]+[.C26]" office:value-type="float" office:value="1" calcext:value-type="float">
            <text:p>1</text:p>
          </table:table-cell>
          <table:table-cell table:formula="of:=IF([.E26]=1;1;0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57513" calcext:value-type="float">
            <text:p>0.257513</text:p>
          </table:table-cell>
          <table:table-cell table:formula="of:=ROUND([.K2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6456" calcext:value-type="float">
            <text:p>0.696456</text:p>
          </table:table-cell>
          <table:table-cell table:formula="of:=ROUND([.B27])" office:value-type="float" office:value="1" calcext:value-type="float">
            <text:p>1</text:p>
          </table:table-cell>
          <table:table-cell office:value-type="float" office:value="0.303544" calcext:value-type="float">
            <text:p>0.303544</text:p>
          </table:table-cell>
          <table:table-cell table:formula="of:=[.A27]+[.C27]" office:value-type="float" office:value="1" calcext:value-type="float">
            <text:p>1</text:p>
          </table:table-cell>
          <table:table-cell table:formula="of:=IF([.E27]=1;1;0)" office:value-type="float" office:value="1" calcext:value-type="float">
            <text:p>1</text:p>
          </table:table-cell>
          <table:table-cell table:number-columns-repeated="9"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3753" calcext:value-type="float">
            <text:p>0.653753</text:p>
          </table:table-cell>
          <table:table-cell table:formula="of:=ROUND([.B28])" office:value-type="float" office:value="1" calcext:value-type="float">
            <text:p>1</text:p>
          </table:table-cell>
          <table:table-cell office:value-type="float" office:value="0.346247" calcext:value-type="float">
            <text:p>0.346247</text:p>
          </table:table-cell>
          <table:table-cell table:formula="of:=[.A28]+[.C28]" office:value-type="float" office:value="2" calcext:value-type="float">
            <text:p>2</text:p>
          </table:table-cell>
          <table:table-cell table:formula="of:=IF([.E28]=1;1;0)" office:value-type="float" office:value="0" calcext:value-type="float">
            <text:p>0</text:p>
          </table:table-cell>
          <table:table-cell table:number-columns-repeated="9"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8847" calcext:value-type="float">
            <text:p>0.478847</text:p>
          </table:table-cell>
          <table:table-cell table:formula="of:=ROUND([.B29])" office:value-type="float" office:value="0" calcext:value-type="float">
            <text:p>0</text:p>
          </table:table-cell>
          <table:table-cell office:value-type="float" office:value="0.521153" calcext:value-type="float">
            <text:p>0.521153</text:p>
          </table:table-cell>
          <table:table-cell table:formula="of:=[.A29]+[.C29]" office:value-type="float" office:value="0" calcext:value-type="float">
            <text:p>0</text:p>
          </table:table-cell>
          <table:table-cell table:formula="of:=IF([.E29]=1;1;0)" office:value-type="float" office:value="0" calcext:value-type="float">
            <text:p>0</text:p>
          </table:table-cell>
          <table:table-cell table:number-columns-repeated="9"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299" calcext:value-type="float">
            <text:p>0.49299</text:p>
          </table:table-cell>
          <table:table-cell table:formula="of:=ROUND([.B30])" office:value-type="float" office:value="0" calcext:value-type="float">
            <text:p>0</text:p>
          </table:table-cell>
          <table:table-cell office:value-type="float" office:value="0.50701" calcext:value-type="float">
            <text:p>0.50701</text:p>
          </table:table-cell>
          <table:table-cell table:formula="of:=[.A30]+[.C30]" office:value-type="float" office:value="0" calcext:value-type="float">
            <text:p>0</text:p>
          </table:table-cell>
          <table:table-cell table:formula="of:=IF([.E30]=1;1;0)" office:value-type="float" office:value="0" calcext:value-type="float">
            <text:p>0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6157" calcext:value-type="float">
            <text:p>0.586157</text:p>
          </table:table-cell>
          <table:table-cell table:formula="of:=ROUND([.B31])" office:value-type="float" office:value="1" calcext:value-type="float">
            <text:p>1</text:p>
          </table:table-cell>
          <table:table-cell office:value-type="float" office:value="0.413843" calcext:value-type="float">
            <text:p>0.413843</text:p>
          </table:table-cell>
          <table:table-cell table:formula="of:=[.A31]+[.C31]" office:value-type="float" office:value="2" calcext:value-type="float">
            <text:p>2</text:p>
          </table:table-cell>
          <table:table-cell table:formula="of:=IF([.E31]=1;1;0)" office:value-type="float" office:value="0" calcext:value-type="float">
            <text:p>0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2927" calcext:value-type="float">
            <text:p>0.572927</text:p>
          </table:table-cell>
          <table:table-cell table:formula="of:=ROUND([.B32])" office:value-type="float" office:value="1" calcext:value-type="float">
            <text:p>1</text:p>
          </table:table-cell>
          <table:table-cell office:value-type="float" office:value="0.427073" calcext:value-type="float">
            <text:p>0.427073</text:p>
          </table:table-cell>
          <table:table-cell table:formula="of:=[.A32]+[.C32]" office:value-type="float" office:value="1" calcext:value-type="float">
            <text:p>1</text:p>
          </table:table-cell>
          <table:table-cell table:formula="of:=IF([.E32]=1;1;0)" office:value-type="float" office:value="1" calcext:value-type="float">
            <text:p>1</text:p>
          </table:table-cell>
          <table:table-cell table:number-columns-repeated="9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00981" calcext:value-type="float">
            <text:p>0.400981</text:p>
          </table:table-cell>
          <table:table-cell table:formula="of:=ROUND([.B33])" office:value-type="float" office:value="0" calcext:value-type="float">
            <text:p>0</text:p>
          </table:table-cell>
          <table:table-cell office:value-type="float" office:value="0.599019" calcext:value-type="float">
            <text:p>0.599019</text:p>
          </table:table-cell>
          <table:table-cell table:formula="of:=[.A33]+[.C33]" office:value-type="float" office:value="0" calcext:value-type="float">
            <text:p>0</text:p>
          </table:table-cell>
          <table:table-cell table:formula="of:=IF([.E33]=1;1;0)" office:value-type="float" office:value="0" calcext:value-type="float">
            <text:p>0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7912" calcext:value-type="float">
            <text:p>0.257912</text:p>
          </table:table-cell>
          <table:table-cell table:formula="of:=ROUND([.B34])" office:value-type="float" office:value="0" calcext:value-type="float">
            <text:p>0</text:p>
          </table:table-cell>
          <table:table-cell office:value-type="float" office:value="0.742088" calcext:value-type="float">
            <text:p>0.742088</text:p>
          </table:table-cell>
          <table:table-cell table:formula="of:=[.A34]+[.C34]" office:value-type="float" office:value="0" calcext:value-type="float">
            <text:p>0</text:p>
          </table:table-cell>
          <table:table-cell table:formula="of:=IF([.E34]=1;1;0)" office:value-type="float" office:value="0" calcext:value-type="float">
            <text:p>0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8285" calcext:value-type="float">
            <text:p>0.738285</text:p>
          </table:table-cell>
          <table:table-cell table:formula="of:=ROUND([.B35])" office:value-type="float" office:value="1" calcext:value-type="float">
            <text:p>1</text:p>
          </table:table-cell>
          <table:table-cell office:value-type="float" office:value="0.261715" calcext:value-type="float">
            <text:p>0.261715</text:p>
          </table:table-cell>
          <table:table-cell table:formula="of:=[.A35]+[.C35]" office:value-type="float" office:value="1" calcext:value-type="float">
            <text:p>1</text:p>
          </table:table-cell>
          <table:table-cell table:formula="of:=IF([.E35]=1;1;0)" office:value-type="float" office:value="1" calcext:value-type="float">
            <text:p>1</text:p>
          </table:table-cell>
          <table:table-cell table:number-columns-repeated="9"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3666" calcext:value-type="float">
            <text:p>0.463666</text:p>
          </table:table-cell>
          <table:table-cell table:formula="of:=ROUND([.B36])" office:value-type="float" office:value="0" calcext:value-type="float">
            <text:p>0</text:p>
          </table:table-cell>
          <table:table-cell office:value-type="float" office:value="0.536334" calcext:value-type="float">
            <text:p>0.536334</text:p>
          </table:table-cell>
          <table:table-cell table:formula="of:=[.A36]+[.C36]" office:value-type="float" office:value="1" calcext:value-type="float">
            <text:p>1</text:p>
          </table:table-cell>
          <table:table-cell table:formula="of:=IF([.E36]=1;1;0)" office:value-type="float" office:value="1" calcext:value-type="float">
            <text:p>1</text:p>
          </table:table-cell>
          <table:table-cell table:number-columns-repeated="9"/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UM([.U1:.U35])" office:value-type="float" office:value="24" calcext:value-type="float">
            <text:p>24</text:p>
          </table:table-cell>
          <table:table-cell table:formula="of:=SUM([.V1:.V35])" office:value-type="float" office:value="21" calcext:value-type="float">
            <text:p>21</text:p>
          </table:table-cell>
          <table:table-cell table:formula="of:=SUM([.W1:.W35])" office:value-type="float" office:value="20" calcext:value-type="float">
            <text:p>20</text:p>
          </table:table-cell>
          <table:table-cell table:formula="of:=SUM([.X1:.X35])" office:value-type="float" office:value="23" calcext:value-type="float">
            <text:p>23</text:p>
          </table:table-cell>
          <table:table-cell table:formula="of:=SUM([.Y1:.Y35])" office:value-type="float" office:value="25" calcext:value-type="float">
            <text:p>25</text:p>
          </table:table-cell>
          <table:table-cell table:formula="of:=SUM([.Z1:.Z35])" office:value-type="float" office:value="19" calcext:value-type="float">
            <text:p>19</text:p>
          </table:table-cell>
          <table:table-cell table:formula="of:=SUM([.AA1:.AA35])" office:value-type="float" office:value="29" calcext:value-type="float">
            <text:p>29</text:p>
          </table:table-cell>
          <table:table-cell table:formula="of:=SUM([.AB1:.AB35])" office:value-type="float" office:value="21" calcext:value-type="float">
            <text:p>21</text:p>
          </table:table-cell>
          <table:table-cell table:formula="of:=SUM([.AC1:.AC35])" office:value-type="float" office:value="19" calcext:value-type="float">
            <text:p>19</text:p>
          </table:table-cell>
          <table:table-cell table:formula="of:=SUM([.AD1:.AD35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31808" calcext:value-type="float">
            <text:p>0.431808</text:p>
          </table:table-cell>
          <table:table-cell table:formula="of:=ROUND([.B37])" office:value-type="float" office:value="0" calcext:value-type="float">
            <text:p>0</text:p>
          </table:table-cell>
          <table:table-cell office:value-type="float" office:value="0.568192" calcext:value-type="float">
            <text:p>0.568192</text:p>
          </table:table-cell>
          <table:table-cell table:formula="of:=[.A37]+[.C37]" office:value-type="float" office:value="0" calcext:value-type="float">
            <text:p>0</text:p>
          </table:table-cell>
          <table:table-cell table:formula="of:=IF([.E37]=1;1;0)" office:value-type="float" office:value="0" calcext:value-type="float">
            <text:p>0</text:p>
          </table:table-cell>
          <table:table-cell table:number-columns-repeated="9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UNT([.U1:.U35])" office:value-type="float" office:value="35" calcext:value-type="float">
            <text:p>35</text:p>
          </table:table-cell>
          <table:table-cell table:formula="of:=COUNT([.V1:.V35])" office:value-type="float" office:value="35" calcext:value-type="float">
            <text:p>35</text:p>
          </table:table-cell>
          <table:table-cell table:formula="of:=COUNT([.W1:.W35])" office:value-type="float" office:value="35" calcext:value-type="float">
            <text:p>35</text:p>
          </table:table-cell>
          <table:table-cell table:formula="of:=COUNT([.X1:.X35])" office:value-type="float" office:value="35" calcext:value-type="float">
            <text:p>35</text:p>
          </table:table-cell>
          <table:table-cell table:formula="of:=COUNT([.Y1:.Y35])" office:value-type="float" office:value="35" calcext:value-type="float">
            <text:p>35</text:p>
          </table:table-cell>
          <table:table-cell table:formula="of:=COUNT([.Z1:.Z35])" office:value-type="float" office:value="35" calcext:value-type="float">
            <text:p>35</text:p>
          </table:table-cell>
          <table:table-cell table:formula="of:=COUNT([.AA1:.AA35])" office:value-type="float" office:value="35" calcext:value-type="float">
            <text:p>35</text:p>
          </table:table-cell>
          <table:table-cell table:formula="of:=COUNT([.AB1:.AB35])" office:value-type="float" office:value="35" calcext:value-type="float">
            <text:p>35</text:p>
          </table:table-cell>
          <table:table-cell table:formula="of:=COUNT([.AC1:.AC35])" office:value-type="float" office:value="35" calcext:value-type="float">
            <text:p>35</text:p>
          </table:table-cell>
          <table:table-cell table:formula="of:=COUNT([.AD1:.AD35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78581" calcext:value-type="float">
            <text:p>0.378581</text:p>
          </table:table-cell>
          <table:table-cell table:formula="of:=ROUND([.B38])" office:value-type="float" office:value="0" calcext:value-type="float">
            <text:p>0</text:p>
          </table:table-cell>
          <table:table-cell office:value-type="float" office:value="0.621419" calcext:value-type="float">
            <text:p>0.621419</text:p>
          </table:table-cell>
          <table:table-cell table:formula="of:=[.A38]+[.C38]" office:value-type="float" office:value="1" calcext:value-type="float">
            <text:p>1</text:p>
          </table:table-cell>
          <table:table-cell table:formula="of:=IF([.E38]=1;1;0)" office:value-type="float" office:value="1" calcext:value-type="float">
            <text:p>1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[.U36]/[.U37]" office:value-type="float" office:value="0.685714285714286" calcext:value-type="float">
            <text:p>0.685714285714286</text:p>
          </table:table-cell>
          <table:table-cell table:formula="of:=[.V36]/[.V37]" office:value-type="float" office:value="0.6" calcext:value-type="float">
            <text:p>0.6</text:p>
          </table:table-cell>
          <table:table-cell table:formula="of:=[.W36]/[.W37]" office:value-type="float" office:value="0.571428571428571" calcext:value-type="float">
            <text:p>0.571428571428571</text:p>
          </table:table-cell>
          <table:table-cell table:formula="of:=[.X36]/[.X37]" office:value-type="float" office:value="0.657142857142857" calcext:value-type="float">
            <text:p>0.657142857142857</text:p>
          </table:table-cell>
          <table:table-cell table:formula="of:=[.Y36]/[.Y37]" office:value-type="float" office:value="0.714285714285714" calcext:value-type="float">
            <text:p>0.714285714285714</text:p>
          </table:table-cell>
          <table:table-cell table:formula="of:=[.Z36]/[.Z37]" office:value-type="float" office:value="0.542857142857143" calcext:value-type="float">
            <text:p>0.542857142857143</text:p>
          </table:table-cell>
          <table:table-cell table:formula="of:=[.AA36]/[.AA37]" office:value-type="float" office:value="0.828571428571429" calcext:value-type="float">
            <text:p>0.828571428571429</text:p>
          </table:table-cell>
          <table:table-cell table:formula="of:=[.AB36]/[.AB37]" office:value-type="float" office:value="0.6" calcext:value-type="float">
            <text:p>0.6</text:p>
          </table:table-cell>
          <table:table-cell table:formula="of:=[.AC36]/[.AC37]" office:value-type="float" office:value="0.542857142857143" calcext:value-type="float">
            <text:p>0.542857142857143</text:p>
          </table:table-cell>
          <table:table-cell table:formula="of:=[.AD36]/[.AD37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2289" calcext:value-type="float">
            <text:p>0.542289</text:p>
          </table:table-cell>
          <table:table-cell table:formula="of:=ROUND([.B39])" office:value-type="float" office:value="1" calcext:value-type="float">
            <text:p>1</text:p>
          </table:table-cell>
          <table:table-cell office:value-type="float" office:value="0.457711" calcext:value-type="float">
            <text:p>0.457711</text:p>
          </table:table-cell>
          <table:table-cell table:formula="of:=[.A39]+[.C39]" office:value-type="float" office:value="1" calcext:value-type="float">
            <text:p>1</text:p>
          </table:table-cell>
          <table:table-cell table:formula="of:=IF([.E39]=1;1;0)" office:value-type="float" office:value="1" calcext:value-type="float">
            <text:p>1</text:p>
          </table:table-cell>
          <table:table-cell table:number-columns-repeated="9"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74847" calcext:value-type="float">
            <text:p>0.774847</text:p>
          </table:table-cell>
          <table:table-cell table:formula="of:=ROUND([.B40])" office:value-type="float" office:value="1" calcext:value-type="float">
            <text:p>1</text:p>
          </table:table-cell>
          <table:table-cell office:value-type="float" office:value="0.225153" calcext:value-type="float">
            <text:p>0.225153</text:p>
          </table:table-cell>
          <table:table-cell table:formula="of:=[.A40]+[.C40]" office:value-type="float" office:value="1" calcext:value-type="float">
            <text:p>1</text:p>
          </table:table-cell>
          <table:table-cell table:formula="of:=IF([.E40]=1;1;0)" office:value-type="float" office:value="1" calcext:value-type="float">
            <text:p>1</text:p>
          </table:table-cell>
          <table:table-cell table:number-columns-repeated="9"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SUM([.U36:.AD36])" office:value-type="float" office:value="222" calcext:value-type="float">
            <text:p>222</text:p>
          </table:table-cell>
          <table:table-cell table:formula="of:=SUM([.U37:.AD37])" office:value-type="float" office:value="350" calcext:value-type="float">
            <text:p>350</text:p>
          </table:table-cell>
          <table:table-cell table:formula="of:=[.W40]/[.X40]" office:value-type="float" office:value="0.634285714285714" calcext:value-type="float">
            <text:p>0.634285714285714</text:p>
          </table:table-cell>
          <table:table-cell office:value-type="float" office:value="0.685714285714286" calcext:value-type="float">
            <text:p>0.685714285714286</text:p>
          </table:table-cell>
          <table:table-cell table:formula="of:=IF([.Z40]=[.Y40];&quot;same&quot;; &quot;different&quot;)" office:value-type="string" office:string-value="different" calcext:value-type="string">
            <text:p>different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90889" calcext:value-type="float">
            <text:p>0.890889</text:p>
          </table:table-cell>
          <table:table-cell table:formula="of:=ROUND([.B41])" office:value-type="float" office:value="1" calcext:value-type="float">
            <text:p>1</text:p>
          </table:table-cell>
          <table:table-cell office:value-type="float" office:value="0.109111" calcext:value-type="float">
            <text:p>0.109111</text:p>
          </table:table-cell>
          <table:table-cell table:formula="of:=[.A41]+[.C41]" office:value-type="float" office:value="1" calcext:value-type="float">
            <text:p>1</text:p>
          </table:table-cell>
          <table:table-cell table:formula="of:=IF([.E41]=1;1;0)" office:value-type="float" office:value="1" calcext:value-type="float">
            <text:p>1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06985" calcext:value-type="float">
            <text:p>0.406985</text:p>
          </table:table-cell>
          <table:table-cell table:formula="of:=ROUND([.B42])" office:value-type="float" office:value="0" calcext:value-type="float">
            <text:p>0</text:p>
          </table:table-cell>
          <table:table-cell office:value-type="float" office:value="0.593015" calcext:value-type="float">
            <text:p>0.593015</text:p>
          </table:table-cell>
          <table:table-cell table:formula="of:=[.A42]+[.C42]" office:value-type="float" office:value="1" calcext:value-type="float">
            <text:p>1</text:p>
          </table:table-cell>
          <table:table-cell table:formula="of:=IF([.E42]=1;1;0)" office:value-type="float" office:value="1" calcext:value-type="float">
            <text:p>1</text:p>
          </table:table-cell>
          <table:table-cell table:number-columns-repeated="9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8202" calcext:value-type="float">
            <text:p>0.388202</text:p>
          </table:table-cell>
          <table:table-cell table:formula="of:=ROUND([.B43])" office:value-type="float" office:value="0" calcext:value-type="float">
            <text:p>0</text:p>
          </table:table-cell>
          <table:table-cell office:value-type="float" office:value="0.611798" calcext:value-type="float">
            <text:p>0.611798</text:p>
          </table:table-cell>
          <table:table-cell table:formula="of:=[.A43]+[.C43]" office:value-type="float" office:value="0" calcext:value-type="float">
            <text:p>0</text:p>
          </table:table-cell>
          <table:table-cell table:formula="of:=IF([.E43]=1;1;0)" office:value-type="float" office:value="0" calcext:value-type="float">
            <text:p>0</text:p>
          </table:table-cell>
          <table:table-cell table:number-columns-repeated="9"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9985" calcext:value-type="float">
            <text:p>0.709985</text:p>
          </table:table-cell>
          <table:table-cell table:formula="of:=ROUND([.B44])" office:value-type="float" office:value="1" calcext:value-type="float">
            <text:p>1</text:p>
          </table:table-cell>
          <table:table-cell office:value-type="float" office:value="0.290015" calcext:value-type="float">
            <text:p>0.290015</text:p>
          </table:table-cell>
          <table:table-cell table:formula="of:=[.A44]+[.C44]" office:value-type="float" office:value="1" calcext:value-type="float">
            <text:p>1</text:p>
          </table:table-cell>
          <table:table-cell table:formula="of:=IF([.E44]=1;1;0)" office:value-type="float" office:value="1" calcext:value-type="float">
            <text:p>1</text:p>
          </table:table-cell>
          <table:table-cell table:number-columns-repeated="9"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2725" calcext:value-type="float">
            <text:p>0.852725</text:p>
          </table:table-cell>
          <table:table-cell table:formula="of:=ROUND([.B45])" office:value-type="float" office:value="1" calcext:value-type="float">
            <text:p>1</text:p>
          </table:table-cell>
          <table:table-cell office:value-type="float" office:value="0.147275" calcext:value-type="float">
            <text:p>0.147275</text:p>
          </table:table-cell>
          <table:table-cell table:formula="of:=[.A45]+[.C45]" office:value-type="float" office:value="1" calcext:value-type="float">
            <text:p>1</text:p>
          </table:table-cell>
          <table:table-cell table:formula="of:=IF([.E45]=1;1;0)" office:value-type="float" office:value="1" calcext:value-type="float">
            <text:p>1</text:p>
          </table:table-cell>
          <table:table-cell table:number-columns-repeated="9"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0454" calcext:value-type="float">
            <text:p>0.850454</text:p>
          </table:table-cell>
          <table:table-cell table:formula="of:=ROUND([.B46])" office:value-type="float" office:value="1" calcext:value-type="float">
            <text:p>1</text:p>
          </table:table-cell>
          <table:table-cell office:value-type="float" office:value="0.149546" calcext:value-type="float">
            <text:p>0.149546</text:p>
          </table:table-cell>
          <table:table-cell table:formula="of:=[.A46]+[.C46]" office:value-type="float" office:value="1" calcext:value-type="float">
            <text:p>1</text:p>
          </table:table-cell>
          <table:table-cell table:formula="of:=IF([.E46]=1;1;0)" office:value-type="float" office:value="1" calcext:value-type="float">
            <text:p>1</text:p>
          </table:table-cell>
          <table:table-cell table:number-columns-repeated="9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2342" calcext:value-type="float">
            <text:p>0.642342</text:p>
          </table:table-cell>
          <table:table-cell table:formula="of:=ROUND([.B47])" office:value-type="float" office:value="1" calcext:value-type="float">
            <text:p>1</text:p>
          </table:table-cell>
          <table:table-cell office:value-type="float" office:value="0.357658" calcext:value-type="float">
            <text:p>0.357658</text:p>
          </table:table-cell>
          <table:table-cell table:formula="of:=[.A47]+[.C47]" office:value-type="float" office:value="1" calcext:value-type="float">
            <text:p>1</text:p>
          </table:table-cell>
          <table:table-cell table:formula="of:=IF([.E47]=1;1;0)" office:value-type="float" office:value="1" calcext:value-type="float">
            <text:p>1</text:p>
          </table:table-cell>
          <table:table-cell table:number-columns-repeated="9"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5007" calcext:value-type="float">
            <text:p>0.805007</text:p>
          </table:table-cell>
          <table:table-cell table:formula="of:=ROUND([.B48])" office:value-type="float" office:value="1" calcext:value-type="float">
            <text:p>1</text:p>
          </table:table-cell>
          <table:table-cell office:value-type="float" office:value="0.194993" calcext:value-type="float">
            <text:p>0.194993</text:p>
          </table:table-cell>
          <table:table-cell table:formula="of:=[.A48]+[.C48]" office:value-type="float" office:value="1" calcext:value-type="float">
            <text:p>1</text:p>
          </table:table-cell>
          <table:table-cell table:formula="of:=IF([.E48]=1;1;0)" office:value-type="float" office:value="1" calcext:value-type="float">
            <text:p>1</text:p>
          </table:table-cell>
          <table:table-cell table:number-columns-repeated="9"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5986" calcext:value-type="float">
            <text:p>0.805986</text:p>
          </table:table-cell>
          <table:table-cell table:formula="of:=ROUND([.B49])" office:value-type="float" office:value="1" calcext:value-type="float">
            <text:p>1</text:p>
          </table:table-cell>
          <table:table-cell office:value-type="float" office:value="0.194014" calcext:value-type="float">
            <text:p>0.194014</text:p>
          </table:table-cell>
          <table:table-cell table:formula="of:=[.A49]+[.C49]" office:value-type="float" office:value="1" calcext:value-type="float">
            <text:p>1</text:p>
          </table:table-cell>
          <table:table-cell table:formula="of:=IF([.E49]=1;1;0)" office:value-type="float" office:value="1" calcext:value-type="float">
            <text:p>1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9488" calcext:value-type="float">
            <text:p>0.649488</text:p>
          </table:table-cell>
          <table:table-cell table:formula="of:=ROUND([.B50])" office:value-type="float" office:value="1" calcext:value-type="float">
            <text:p>1</text:p>
          </table:table-cell>
          <table:table-cell office:value-type="float" office:value="0.350512" calcext:value-type="float">
            <text:p>0.350512</text:p>
          </table:table-cell>
          <table:table-cell table:formula="of:=[.A50]+[.C50]" office:value-type="float" office:value="2" calcext:value-type="float">
            <text:p>2</text:p>
          </table:table-cell>
          <table:table-cell table:formula="of:=IF([.E50]=1;1;0)" office:value-type="float" office:value="0" calcext:value-type="float">
            <text:p>0</text:p>
          </table:table-cell>
          <table:table-cell table:number-columns-repeated="9"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0256" calcext:value-type="float">
            <text:p>0.660256</text:p>
          </table:table-cell>
          <table:table-cell table:formula="of:=ROUND([.B51])" office:value-type="float" office:value="1" calcext:value-type="float">
            <text:p>1</text:p>
          </table:table-cell>
          <table:table-cell office:value-type="float" office:value="0.339744" calcext:value-type="float">
            <text:p>0.339744</text:p>
          </table:table-cell>
          <table:table-cell table:formula="of:=[.A51]+[.C51]" office:value-type="float" office:value="1" calcext:value-type="float">
            <text:p>1</text:p>
          </table:table-cell>
          <table:table-cell table:formula="of:=IF([.E51]=1;1;0)" office:value-type="float" office:value="1" calcext:value-type="float">
            <text:p>1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72289" calcext:value-type="float">
            <text:p>0.872289</text:p>
          </table:table-cell>
          <table:table-cell table:formula="of:=ROUND([.B52])" office:value-type="float" office:value="1" calcext:value-type="float">
            <text:p>1</text:p>
          </table:table-cell>
          <table:table-cell office:value-type="float" office:value="0.127711" calcext:value-type="float">
            <text:p>0.127711</text:p>
          </table:table-cell>
          <table:table-cell table:formula="of:=[.A52]+[.C52]" office:value-type="float" office:value="1" calcext:value-type="float">
            <text:p>1</text:p>
          </table:table-cell>
          <table:table-cell table:formula="of:=IF([.E52]=1;1;0)" office:value-type="float" office:value="1" calcext:value-type="float">
            <text:p>1</text:p>
          </table:table-cell>
          <table:table-cell table:number-columns-repeated="9"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5"/>
          <table:table-cell table:formula="of:=SUM([.F1:.F52])" office:value-type="float" office:value="38" calcext:value-type="float">
            <text:p>38</text:p>
          </table:table-cell>
          <table:table-cell table:number-columns-repeated="9"/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93" calcext:value-type="float">
            <text:p>9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32" calcext:value-type="float">
            <text:p>1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53" calcext:value-type="float">
            <text:p>1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54" calcext:value-type="float">
            <text:p>1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55" calcext:value-type="float">
            <text:p>1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56" calcext:value-type="float">
            <text:p>1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57" calcext:value-type="float">
            <text:p>1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65" calcext:value-type="float">
            <text:p>1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2T16:08:01.360000000</meta:creation-date>
    <dc:date>2020-11-22T18:39:06.337000000</dc:date>
    <meta:editing-duration>PT21M28S</meta:editing-duration>
    <meta:editing-cycles>1</meta:editing-cycles>
    <meta:document-statistic meta:table-count="1" meta:cell-count="1350" meta:object-count="0"/>
    <meta:generator>LibreOffice/6.4.6.2$Windows_X86_64 LibreOffice_project/0ce51a4fd21bff07a5c061082cc82c5ed232f115</meta:generator>
  </office:meta>
</office:document-meta>
</file>